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2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CRC Card Validation G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cenario 1: Successful Delivery</text:p>
          </table:table-cell>
          <table:table-cell table:number-columns-repeated="2"/>
          <table:table-cell office:value-type="string">
            <text:p>Scenario 2: Unsuccessful Delivery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ep</text:p>
          </table:table-cell>
          <table:table-cell office:value-type="string">
            <text:p>Class</text:p>
          </table:table-cell>
          <table:table-cell office:value-type="string">
            <text:p>Responsibility</text:p>
          </table:table-cell>
          <table:table-cell office:value-type="string">
            <text:p>Collaborator</text:p>
          </table:table-cell>
          <table:table-cell office:value-type="string">
            <text:p>Class</text:p>
          </table:table-cell>
          <table:table-cell office:value-type="string">
            <text:p>Responsibility</text:p>
          </table:table-cell>
          <table:table-cell office:value-type="string">
            <text:p>Collaborat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iveries</text:p>
          </table:table-cell>
          <table:table-cell office:value-type="string">
            <text:p>Create Order</text:p>
          </table:table-cell>
          <table:table-cell office:value-type="string">
            <text:p>Order</text:p>
          </table:table-cell>
          <table:table-cell office:value-type="string">
            <text:p>Deliveries</text:p>
          </table:table-cell>
          <table:table-cell office:value-type="string">
            <text:p>Create Order</text:p>
          </table:table-cell>
          <table:table-cell office:value-type="string">
            <text:p>Ord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der</text:p>
          </table:table-cell>
          <table:table-cell office:value-type="string">
            <text:p>Find Plant</text:p>
          </table:table-cell>
          <table:table-cell office:value-type="string">
            <text:p>Database</text:p>
          </table:table-cell>
          <table:table-cell office:value-type="string">
            <text:p>Order</text:p>
          </table:table-cell>
          <table:table-cell office:value-type="string">
            <text:p>Find Plant</text:p>
          </table:table-cell>
          <table:table-cell office:value-type="string">
            <text:p>Databa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D5]" office:value-type="string" office:string-value="Database">
            <text:p>Database</text:p>
          </table:table-cell>
          <table:table-cell office:value-type="string">
            <text:p>Give Plant Details</text:p>
          </table:table-cell>
          <table:table-cell office:value-type="string">
            <text:p>Order</text:p>
          </table:table-cell>
          <table:table-cell table:formula="of:=[.G5]" office:value-type="string" office:string-value="Database">
            <text:p>Database</text:p>
          </table:table-cell>
          <table:table-cell office:value-type="string">
            <text:p>Give Plant Details</text:p>
          </table:table-cell>
          <table:table-cell office:value-type="string">
            <text:p>Order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D6]" office:value-type="string" office:string-value="Order">
            <text:p>Order</text:p>
          </table:table-cell>
          <table:table-cell office:value-type="string">
            <text:p>Contact Plant</text:p>
          </table:table-cell>
          <table:table-cell office:value-type="string">
            <text:p>Plant</text:p>
          </table:table-cell>
          <table:table-cell table:formula="of:=[.G6]" office:value-type="string" office:string-value="Order">
            <text:p>Order</text:p>
          </table:table-cell>
          <table:table-cell office:value-type="string">
            <text:p>Contact Plant</text:p>
          </table:table-cell>
          <table:table-cell office:value-type="string">
            <text:p>Plant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D7]" office:value-type="string" office:string-value="Plant">
            <text:p>Plant</text:p>
          </table:table-cell>
          <table:table-cell office:value-type="string">
            <text:p>Get Product Details</text:p>
          </table:table-cell>
          <table:table-cell office:value-type="string">
            <text:p>Products</text:p>
          </table:table-cell>
          <table:table-cell table:formula="of:=[.G7]" office:value-type="string" office:string-value="Plant">
            <text:p>Plant</text:p>
          </table:table-cell>
          <table:table-cell office:value-type="string">
            <text:p>Get Product Details</text:p>
          </table:table-cell>
          <table:table-cell office:value-type="string">
            <text:p>Products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D8]" office:value-type="string" office:string-value="Products">
            <text:p>Products</text:p>
          </table:table-cell>
          <table:table-cell office:value-type="string">
            <text:p>Get Product Details</text:p>
          </table:table-cell>
          <table:table-cell office:value-type="string">
            <text:p>Database</text:p>
          </table:table-cell>
          <table:table-cell table:formula="of:=[.G8]" office:value-type="string" office:string-value="Products">
            <text:p>Products</text:p>
          </table:table-cell>
          <table:table-cell office:value-type="string">
            <text:p>Get Product Details</text:p>
          </table:table-cell>
          <table:table-cell office:value-type="string">
            <text:p>Databas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atabase</text:p>
          </table:table-cell>
          <table:table-cell office:value-type="string">
            <text:p>Give Product Details</text:p>
          </table:table-cell>
          <table:table-cell office:value-type="string">
            <text:p>Products</text:p>
          </table:table-cell>
          <table:table-cell office:value-type="string">
            <text:p>Database</text:p>
          </table:table-cell>
          <table:table-cell office:value-type="string">
            <text:p>Give Product Details</text:p>
          </table:table-cell>
          <table:table-cell office:value-type="string">
            <text:p>Product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oducts</text:p>
          </table:table-cell>
          <table:table-cell office:value-type="string">
            <text:p>Find Quantity in Palates</text:p>
          </table:table-cell>
          <table:table-cell/>
          <table:table-cell office:value-type="string">
            <text:p>Products</text:p>
          </table:table-cell>
          <table:table-cell office:value-type="string">
            <text:p>Find Quantity in Palates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oducts</text:p>
          </table:table-cell>
          <table:table-cell office:value-type="string">
            <text:p>Calculate Costs</text:p>
          </table:table-cell>
          <table:table-cell/>
          <table:table-cell office:value-type="string">
            <text:p>Products</text:p>
          </table:table-cell>
          <table:table-cell office:value-type="string">
            <text:p>Calculate Costs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oducts</text:p>
          </table:table-cell>
          <table:table-cell office:value-type="string">
            <text:p>Send Product Details</text:p>
          </table:table-cell>
          <table:table-cell office:value-type="string">
            <text:p>Plant</text:p>
          </table:table-cell>
          <table:table-cell office:value-type="string">
            <text:p>Products</text:p>
          </table:table-cell>
          <table:table-cell office:value-type="string">
            <text:p>Send Product Details</text:p>
          </table:table-cell>
          <table:table-cell office:value-type="string">
            <text:p>Pla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D13]" office:value-type="string" office:string-value="Plant">
            <text:p>Plant</text:p>
          </table:table-cell>
          <table:table-cell office:value-type="string">
            <text:p>Start Production</text:p>
          </table:table-cell>
          <table:table-cell office:value-type="string">
            <text:p>Production</text:p>
          </table:table-cell>
          <table:table-cell table:formula="of:=[.G13]" office:value-type="string" office:string-value="Plant">
            <text:p>Plant</text:p>
          </table:table-cell>
          <table:table-cell office:value-type="string">
            <text:p>Start Production</text:p>
          </table:table-cell>
          <table:table-cell office:value-type="string">
            <text:p>Productio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D14]" office:value-type="string" office:string-value="Production">
            <text:p>Production</text:p>
          </table:table-cell>
          <table:table-cell office:value-type="string">
            <text:p>Calculate Completion Time</text:p>
          </table:table-cell>
          <table:table-cell/>
          <table:table-cell office:value-type="string">
            <text:p>&lt;problem arises&gt;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roduction</text:p>
          </table:table-cell>
          <table:table-cell office:value-type="string">
            <text:p>Finish Product</text:p>
          </table:table-cell>
          <table:table-cell office:value-type="string">
            <text:p>Plant</text:p>
          </table:table-cell>
          <table:table-cell office:value-type="string">
            <text:p>Production</text:p>
          </table:table-cell>
          <table:table-cell office:value-type="string">
            <text:p>Stop Production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formula="of:=[.D16]" office:value-type="string" office:string-value="Plant">
            <text:p>Plant</text:p>
          </table:table-cell>
          <table:table-cell office:value-type="string">
            <text:p>Delivery</text:p>
          </table:table-cell>
          <table:table-cell office:value-type="string">
            <text:p>DistributionCenter</text:p>
          </table:table-cell>
          <table:table-cell office:value-type="string">
            <text:p>Production</text:p>
          </table:table-cell>
          <table:table-cell office:value-type="string">
            <text:p>Send Alert</text:p>
          </table:table-cell>
          <table:table-cell office:value-type="string">
            <text:p>Alert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D17]" office:value-type="string" office:string-value="DistributionCenter">
            <text:p>DistributionCenter</text:p>
          </table:table-cell>
          <table:table-cell office:value-type="string">
            <text:p>Get DistributionCenter Details</text:p>
          </table:table-cell>
          <table:table-cell office:value-type="string">
            <text:p>Database</text:p>
          </table:table-cell>
          <table:table-cell table:formula="of:=[.G17]" office:value-type="string" office:string-value="Alerts">
            <text:p>Alerts</text:p>
          </table:table-cell>
          <table:table-cell office:value-type="string">
            <text:p>Determine Alert Type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[.D18]" office:value-type="string" office:string-value="Database">
            <text:p>Database</text:p>
          </table:table-cell>
          <table:table-cell office:value-type="string">
            <text:p>Give DistributionCenter Details</text:p>
          </table:table-cell>
          <table:table-cell office:value-type="string">
            <text:p>DistributionCenter</text:p>
          </table:table-cell>
          <table:table-cell office:value-type="string">
            <text:p>Alerts</text:p>
          </table:table-cell>
          <table:table-cell office:value-type="string">
            <text:p>Send Alert</text:p>
          </table:table-cell>
          <table:table-cell office:value-type="string">
            <text:p>Deliveri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D19]" office:value-type="string" office:string-value="DistributionCenter">
            <text:p>DistributionCenter</text:p>
          </table:table-cell>
          <table:table-cell office:value-type="string">
            <text:p>Ping Deliveries</text:p>
          </table:table-cell>
          <table:table-cell office:value-type="string">
            <text:p>Deliverie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6">10/26/2011</text:date>, <text:time>17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6T17:10:39.95</meta:creation-date>
    <dc:date>2011-10-26T17:39:24.20</dc:date>
    <meta:editing-duration>PT28M43S</meta:editing-duration>
    <meta:editing-cycles>4</meta:editing-cycles>
    <meta:generator>OpenOffice.org/3.3$Win32 OpenOffice.org_project/330m20$Build-9567</meta:generator>
    <meta:document-statistic meta:table-count="3" meta:cell-count="117" meta:object-count="0"/>
  </office:meta>
</office:document-meta>
</file>